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2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">
      <style:text-properties fo:font-size="12pt" style:font-size-asian="12pt" style:font-size-complex="12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16377" table:default-cell-style-name="ce2"/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roposed</text:p>
          </table:table-cell>
          <table:table-cell table:style-name="ce1" table:number-columns-repeated="2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roposed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591" calcext:value-type="percentage">
            <text:p>5,91%</text:p>
          </table:table-cell>
          <table:table-cell office:value-type="percentage" office:value="0.0468" calcext:value-type="percentage">
            <text:p>4,68%</text:p>
          </table:table-cell>
          <table:table-cell office:value-type="percentage" office:value="0.0425" calcext:value-type="percentage">
            <text:p>4,25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1229" calcext:value-type="percentage">
            <text:p>12,2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145" calcext:value-type="percentage">
            <text:p>11,45%</text:p>
          </table:table-cell>
          <table:table-cell office:value-type="percentage" office:value="0.1172" calcext:value-type="percentage">
            <text:p>11,72%</text:p>
          </table:table-cell>
          <table:table-cell office:value-type="percentage" office:value="0.1097" calcext:value-type="percentage">
            <text:p>10,97%</text:p>
          </table:table-cell>
          <table:table-cell office:value-type="percentage" office:value="0.1032" calcext:value-type="percentage">
            <text:p>10,32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771" calcext:value-type="percentage">
            <text:p>7,71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34" calcext:value-type="percentage">
            <text:p>11,34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656" calcext:value-type="percentage">
            <text:p>6,56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486" calcext:value-type="percentage">
            <text:p>14,86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0688" calcext:value-type="percentage">
            <text:p>6,88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39" calcext:value-type="percentage">
            <text:p>13,90%</text:p>
          </table:table-cell>
          <table:table-cell table:number-columns-repeated="2" office:value-type="percentage" office:value="0.1714" calcext:value-type="percentage">
            <text:p>17,1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892" calcext:value-type="percentage">
            <text:p>8,92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656" calcext:value-type="percentage">
            <text:p>6,56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1029" calcext:value-type="percentage">
            <text:p>10,2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73" calcext:value-type="percentage">
            <text:p>4,73%</text:p>
          </table:table-cell>
          <table:table-cell office:value-type="percentage" office:value="0.0484" calcext:value-type="percentage">
            <text:p>4,84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253" calcext:value-type="percentage">
            <text:p>2,53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448" calcext:value-type="percentage">
            <text:p>14,4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371" calcext:value-type="percentage">
            <text:p>13,71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806" calcext:value-type="percentage">
            <text:p>8,06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505" calcext:value-type="percentage">
            <text:p>15,05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514" calcext:value-type="percentage">
            <text:p>15,1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828" calcext:value-type="percentage">
            <text:p>8,28%</text:p>
          </table:table-cell>
          <table:table-cell office:value-type="percentage" office:value="0.0801" calcext:value-type="percentage">
            <text:p>8,01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597" calcext:value-type="percentage">
            <text:p>5,97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0895" calcext:value-type="percentage">
            <text:p>8,9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1134" calcext:value-type="percentage">
            <text:p>11,34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78" calcext:value-type="percentage">
            <text:p>7,80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076" calcext:value-type="percentage">
            <text:p>10,76%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12" calcext:value-type="percentage">
            <text:p>12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92" calcext:value-type="percentage">
            <text:p>8,92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522" calcext:value-type="percentage">
            <text:p>5,22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0943" calcext:value-type="percentage">
            <text:p>9,43%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1324" calcext:value-type="percentage">
            <text:p>13,24%</text:p>
          </table:table-cell>
          <table:table-cell table:number-columns-repeated="16374"/>
        </table:table-row>
        <table:table-row table:style-name="ro1">
          <table:table-cell/>
          <table:table-cell table:formula="of:=AVERAGE([.B2:.B11])" office:value-type="percentage" office:value="0.0966" calcext:value-type="percentage">
            <text:p>9,66%</text:p>
          </table:table-cell>
          <table:table-cell table:formula="of:=AVERAGE([.C2:.C11])" office:value-type="percentage" office:value="0.0879" calcext:value-type="percentage">
            <text:p>8,79%</text:p>
          </table:table-cell>
          <table:table-cell table:formula="of:=AVERAGE([.D2:.D11])" office:value-type="percentage" office:value="0.07659" calcext:value-type="percentage">
            <text:p>7,66%</text:p>
          </table:table-cell>
          <table:table-cell table:formula="of:=AVERAGE([.E2:.E11])" office:value-type="percentage" office:value="0.06415" calcext:value-type="percentage">
            <text:p>6,42%</text:p>
          </table:table-cell>
          <table:table-cell table:number-columns-repeated="2"/>
          <table:table-cell table:formula="of:=AVERAGE([.H2:.H11])" office:value-type="percentage" office:value="0.10762" calcext:value-type="percentage">
            <text:p>10,76%</text:p>
          </table:table-cell>
          <table:table-cell table:formula="of:=AVERAGE([.I2:.I11])" office:value-type="percentage" office:value="0.14449" calcext:value-type="percentage">
            <text:p>14,45%</text:p>
          </table:table-cell>
          <table:table-cell table:formula="of:=AVERAGE([.J2:.J11])" office:value-type="percentage" office:value="0.1281" calcext:value-type="percentage">
            <text:p>12,81%</text:p>
          </table:table-cell>
          <table:table-cell table:formula="of:=AVERAGE([.K2:.K11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roposed</text:p>
          </table:table-cell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ropos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3358" calcext:value-type="percentage">
            <text:p>33,58%</text:p>
          </table:table-cell>
          <table:table-cell office:value-type="percentage" office:value="0.4617" calcext:value-type="percentage">
            <text:p>46,17%</text:p>
          </table:table-cell>
          <table:table-cell office:value-type="percentage" office:value="0.2938" calcext:value-type="percentage">
            <text:p>29,38%</text:p>
          </table:table-cell>
          <table:table-cell office:value-type="percentage" office:value="0.2716" calcext:value-type="percentage">
            <text:p>27,16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3216" calcext:value-type="percentage">
            <text:p>32,16%</text:p>
          </table:table-cell>
          <table:table-cell office:value-type="percentage" office:value="0.4725" calcext:value-type="percentage">
            <text:p>47,25%</text:p>
          </table:table-cell>
          <table:table-cell office:value-type="percentage" office:value="0.1902" calcext:value-type="percentage">
            <text:p>19,02%</text:p>
          </table:table-cell>
          <table:table-cell office:value-type="percentage" office:value="0.1725" calcext:value-type="percentage">
            <text:p>17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3086" calcext:value-type="percentage">
            <text:p>30,86%</text:p>
          </table:table-cell>
          <table:table-cell office:value-type="percentage" office:value="0.1593" calcext:value-type="percentage">
            <text:p>15,93%</text:p>
          </table:table-cell>
          <table:table-cell office:value-type="percentage" office:value="0.1235" calcext:value-type="percentage">
            <text:p>12,35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2549" calcext:value-type="percentage">
            <text:p>25,49%</text:p>
          </table:table-cell>
          <table:table-cell office:value-type="percentage" office:value="0.3902" calcext:value-type="percentage">
            <text:p>39,02%</text:p>
          </table:table-cell>
          <table:table-cell office:value-type="percentage" office:value="0.1353" calcext:value-type="percentage">
            <text:p>13,53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3086" calcext:value-type="percentage">
            <text:p>30,86%</text:p>
          </table:table-cell>
          <table:table-cell office:value-type="percentage" office:value="0.2062" calcext:value-type="percentage">
            <text:p>20,62%</text:p>
          </table:table-cell>
          <table:table-cell office:value-type="percentage" office:value="0.2235" calcext:value-type="percentage">
            <text:p>22,35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2549" calcext:value-type="percentage">
            <text:p>25,49%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1963" calcext:value-type="percentage">
            <text:p>19,63%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1963" calcext:value-type="percentage">
            <text:p>19,63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2118" calcext:value-type="percentage">
            <text:p>21,18%</text:p>
          </table:table-cell>
          <table:table-cell office:value-type="percentage" office:value="0.4275" calcext:value-type="percentage">
            <text:p>42,75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451" calcext:value-type="percentage">
            <text:p>4,5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2877" calcext:value-type="percentage">
            <text:p>28,77%</text:p>
          </table:table-cell>
          <table:table-cell office:value-type="percentage" office:value="0.1802" calcext:value-type="percentage">
            <text:p>18,02%</text:p>
          </table:table-cell>
          <table:table-cell office:value-type="percentage" office:value="0.1654" calcext:value-type="percentage">
            <text:p>16,54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3745" calcext:value-type="percentage">
            <text:p>37,45%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0824" calcext:value-type="percentage">
            <text:p>8,2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679" calcext:value-type="percentage">
            <text:p>26,79%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2679" calcext:value-type="percentage">
            <text:p>26,79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3118" calcext:value-type="percentage">
            <text:p>31,18%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1471" calcext:value-type="percentage">
            <text:p>14,7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3321" calcext:value-type="percentage">
            <text:p>33,21%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062" calcext:value-type="percentage">
            <text:p>30,62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275" calcext:value-type="percentage">
            <text:p>12,75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1647" calcext:value-type="percentage">
            <text:p>16,47%</text:p>
          </table:table-cell>
          <table:table-cell office:value-type="percentage" office:value="0.0588" calcext:value-type="percentage">
            <text:p>5,8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2877" calcext:value-type="percentage">
            <text:p>28,77%</text:p>
          </table:table-cell>
          <table:table-cell office:value-type="percentage" office:value="0.3691" calcext:value-type="percentage">
            <text:p>36,91%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346" calcext:value-type="percentage">
            <text:p>23,46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0706" calcext:value-type="percentage">
            <text:p>7,06%</text:p>
          </table:table-cell>
          <table:table-cell office:value-type="percentage" office:value="0.0608" calcext:value-type="percentage">
            <text:p>6,0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2938" calcext:value-type="percentage">
            <text:p>29,38%</text:p>
          </table:table-cell>
          <table:table-cell office:value-type="percentage" office:value="0.3679" calcext:value-type="percentage">
            <text:p>36,79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2753" calcext:value-type="percentage">
            <text:p>27,53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3275" calcext:value-type="percentage">
            <text:p>32,75%</text:p>
          </table:table-cell>
          <table:table-cell office:value-type="percentage" office:value="0.1431" calcext:value-type="percentage">
            <text:p>14,31%</text:p>
          </table:table-cell>
          <table:table-cell office:value-type="percentage" office:value="0.0961" calcext:value-type="percentage">
            <text:p>9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198" calcext:value-type="percentage">
            <text:p>21,98%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025" calcext:value-type="percentage">
            <text:p>20,25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151" calcext:value-type="percentage">
            <text:p>15,10%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0922" calcext:value-type="percentage">
            <text:p>9,22%</text:p>
          </table:table-cell>
          <table:table-cell office:value-type="percentage" office:value="0.0784" calcext:value-type="percentage">
            <text:p>7,84%</text:p>
          </table:table-cell>
          <table:table-cell table:number-columns-repeated="16373"/>
        </table:table-row>
        <table:table-row table:style-name="ro1">
          <table:table-cell/>
          <table:table-cell table:formula="of:=AVERAGE([.B17:.B26])" office:value-type="percentage" office:value="0.25322" calcext:value-type="percentage">
            <text:p>25,32%</text:p>
          </table:table-cell>
          <table:table-cell table:formula="of:=AVERAGE([.C17:.C26])" office:value-type="percentage" office:value="0.34616" calcext:value-type="percentage">
            <text:p>34,62%</text:p>
          </table:table-cell>
          <table:table-cell table:formula="of:=AVERAGE([.D17:.D26])" office:value-type="percentage" office:value="0.23246" calcext:value-type="percentage">
            <text:p>23,25%</text:p>
          </table:table-cell>
          <table:table-cell table:formula="of:=AVERAGE([.E17:.E26])" office:value-type="percentage" office:value="0.22668" calcext:value-type="percentage">
            <text:p>22,67%</text:p>
          </table:table-cell>
          <table:table-cell table:number-columns-repeated="2"/>
          <table:table-cell table:formula="of:=AVERAGE([.H17:.H26])" office:value-type="percentage" office:value="0.201" calcext:value-type="percentage">
            <text:p>20,10%</text:p>
          </table:table-cell>
          <table:table-cell table:formula="of:=AVERAGE([.I17:.I26])" office:value-type="percentage" office:value="0.37001" calcext:value-type="percentage">
            <text:p>37,00%</text:p>
          </table:table-cell>
          <table:table-cell table:formula="of:=AVERAGE([.J17:.J26])" office:value-type="percentage" office:value="0.13667" calcext:value-type="percentage">
            <text:p>13,67%</text:p>
          </table:table-cell>
          <table:table-cell table:formula="of:=AVERAGE([.K17:.K26])" office:value-type="percentage" office:value="0.09941" calcext:value-type="percentage">
            <text:p>9,94%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roposed</text:p>
          </table:table-cell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ropos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ppendicitis_1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Spiral_1</text:p>
          </table:table-cell>
          <table:table-cell table:number-columns-repeated="3"/>
          <table:table-cell office:value-type="percentage" office:value="0.4367" calcext:value-type="percentage">
            <text:p>43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ppendicitis_2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41" calcext:value-type="percentage">
            <text:p>41,00%</text:p>
          </table:table-cell>
          <table:table-cell/>
          <table:table-cell office:value-type="string" calcext:value-type="string">
            <text:p>Spiral_2</text:p>
          </table:table-cell>
          <table:table-cell table:number-columns-repeated="3"/>
          <table:table-cell office:value-type="percentage" office:value="0.4013" calcext:value-type="percentage">
            <text:p>40,1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ppendicitis_3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string" calcext:value-type="string">
            <text:p>Spiral_3</text:p>
          </table:table-cell>
          <table:table-cell table:number-columns-repeated="3"/>
          <table:table-cell office:value-type="percentage" office:value="0.363" calcext:value-type="percentage">
            <text:p>36,3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ppendicitis_4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4" calcext:value-type="percentage">
            <text:p>14,00%</text:p>
          </table:table-cell>
          <table:table-cell/>
          <table:table-cell office:value-type="string" calcext:value-type="string">
            <text:p>Spiral_4</text:p>
          </table:table-cell>
          <table:table-cell table:number-columns-repeated="3"/>
          <table:table-cell office:value-type="percentage" office:value="0.3667" calcext:value-type="percentage">
            <text:p>3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ppendicitis_5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567" calcext:value-type="percentage">
            <text:p>15,67%</text:p>
          </table:table-cell>
          <table:table-cell/>
          <table:table-cell office:value-type="string" calcext:value-type="string">
            <text:p>Spiral_5</text:p>
          </table:table-cell>
          <table:table-cell table:number-columns-repeated="3"/>
          <table:table-cell office:value-type="percentage" office:value="0.407" calcext:value-type="percentage">
            <text:p>40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ppendicitis_6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3" calcext:value-type="percentage">
            <text:p>23,00%</text:p>
          </table:table-cell>
          <table:table-cell/>
          <table:table-cell office:value-type="string" calcext:value-type="string">
            <text:p>Spiral_6</text:p>
          </table:table-cell>
          <table:table-cell table:number-columns-repeated="3"/>
          <table:table-cell office:value-type="percentage" office:value="0.3972" calcext:value-type="percentage">
            <text:p>39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ppendicitis_7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1367" calcext:value-type="percentage">
            <text:p>13,67%</text:p>
          </table:table-cell>
          <table:table-cell/>
          <table:table-cell office:value-type="string" calcext:value-type="string">
            <text:p>Spiral_7</text:p>
          </table:table-cell>
          <table:table-cell table:number-columns-repeated="3"/>
          <table:table-cell office:value-type="percentage" office:value="0.393" calcext:value-type="percentage">
            <text:p>39,3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ppendicitis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8</text:p>
          </table:table-cell>
          <table:table-cell table:number-columns-repeated="3"/>
          <table:table-cell office:value-type="percentage" office:value="0.3692" calcext:value-type="percentage">
            <text:p>36,9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ppendicitis_9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Spiral_9</text:p>
          </table:table-cell>
          <table:table-cell table:number-columns-repeated="3"/>
          <table:table-cell office:value-type="percentage" office:value="0.386" calcext:value-type="percentage">
            <text:p>38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ppendicitis_10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24" calcext:value-type="percentage">
            <text:p>24,00%</text:p>
          </table:table-cell>
          <table:table-cell/>
          <table:table-cell office:value-type="string" calcext:value-type="string">
            <text:p>Spiral_10</text:p>
          </table:table-cell>
          <table:table-cell table:number-columns-repeated="3"/>
          <table:table-cell office:value-type="percentage" office:value="0.4062" calcext:value-type="percentage">
            <text:p>40,62%</text:p>
          </table:table-cell>
          <table:table-cell table:number-columns-repeated="16373"/>
        </table:table-row>
        <table:table-row table:style-name="ro1">
          <table:table-cell/>
          <table:table-cell table:formula="of:=AVERAGE([.B30:.B39])" office:value-type="percentage" office:value="0.19967" calcext:value-type="percentage">
            <text:p>19,97%</text:p>
          </table:table-cell>
          <table:table-cell table:formula="of:=AVERAGE([.C30:.C39])" office:value-type="percentage" office:value="0.18534" calcext:value-type="percentage">
            <text:p>18,53%</text:p>
          </table:table-cell>
          <table:table-cell table:formula="of:=AVERAGE([.D30:.D39])" office:value-type="percentage" office:value="0.253" calcext:value-type="percentage">
            <text:p>25,30%</text:p>
          </table:table-cell>
          <table:table-cell table:formula="of:=AVERAGE([.E30:.E39])" office:value-type="percentage" office:value="0.19868" calcext:value-type="percentage">
            <text:p>19,87%</text:p>
          </table:table-cell>
          <table:table-cell table:number-columns-repeated="2"/>
          <table:table-cell table:formula="of:=AVERAGE([.H30:.H39])" office:value-type="string" office:string-value="" calcext:value-type="error">
            <text:p>#DIV/0!</text:p>
          </table:table-cell>
          <table:table-cell table:formula="of:=AVERAGE([.I30:.I39])" office:value-type="string" office:string-value="" calcext:value-type="error">
            <text:p>#DIV/0!</text:p>
          </table:table-cell>
          <table:table-cell table:formula="of:=AVERAGE([.J30:.J39])" office:value-type="string" office:string-value="" calcext:value-type="error">
            <text:p>#DIV/0!</text:p>
          </table:table-cell>
          <table:table-cell table:formula="of:=AVERAGE([.K30:.K39])" office:value-type="percentage" office:value="0.39263" calcext:value-type="percentage">
            <text:p>39,26%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roposed</text:p>
          </table:table-cell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ropos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table:number-columns-repeated="3"/>
          <table:table-cell office:value-type="percentage" office:value="0.0033" calcext:value-type="percentage">
            <text:p>0,33%</text:p>
          </table:table-cell>
          <table:table-cell/>
          <table:table-cell office:value-type="string" calcext:value-type="string">
            <text:p>Australian_1</text:p>
          </table:table-cell>
          <table:table-cell table:number-columns-repeated="3"/>
          <table:table-cell office:value-type="percentage" office:value="0.3053" calcext:value-type="percentage">
            <text:p>30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2</text:p>
          </table:table-cell>
          <table:table-cell table:number-columns-repeated="3"/>
          <table:table-cell office:value-type="percentage" office:value="0.1333" calcext:value-type="percentage">
            <text:p>13,33%</text:p>
          </table:table-cell>
          <table:table-cell/>
          <table:table-cell office:value-type="string" calcext:value-type="string">
            <text:p>Australian_2</text:p>
          </table:table-cell>
          <table:table-cell table:number-columns-repeated="3"/>
          <table:table-cell office:value-type="percentage" office:value="0.1043" calcext:value-type="percentage">
            <text:p>10,4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3"/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Australian_3</text:p>
          </table:table-cell>
          <table:table-cell table:number-columns-repeated="3"/>
          <table:table-cell office:value-type="percentage" office:value="0.1473" calcext:value-type="percentage">
            <text:p>14,7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3"/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Australian_4</text:p>
          </table:table-cell>
          <table:table-cell table:number-columns-repeated="3"/>
          <table:table-cell office:value-type="percentage" office:value="0.1498" calcext:value-type="percentage">
            <text:p>14,9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/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Australian_5</text:p>
          </table:table-cell>
          <table:table-cell table:number-columns-repeated="3"/>
          <table:table-cell office:value-type="percentage" office:value="0.1406" calcext:value-type="percentage">
            <text:p>1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6</text:p>
          </table:table-cell>
          <table:table-cell table:number-columns-repeated="3"/>
          <table:table-cell office:value-type="percentage" office:value="0.1433" calcext:value-type="percentage">
            <text:p>14,33%</text:p>
          </table:table-cell>
          <table:table-cell/>
          <table:table-cell office:value-type="string" calcext:value-type="string">
            <text:p>Australian_6</text:p>
          </table:table-cell>
          <table:table-cell table:number-columns-repeated="3"/>
          <table:table-cell office:value-type="percentage" office:value="0.1275" calcext:value-type="percentage">
            <text:p>12,7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7</text:p>
          </table:table-cell>
          <table:table-cell table:number-columns-repeated="3"/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Australian_7</text:p>
          </table:table-cell>
          <table:table-cell table:number-columns-repeated="3"/>
          <table:table-cell office:value-type="percentage" office:value="0.2111" calcext:value-type="percentage">
            <text:p>21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3"/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Australian_8</text:p>
          </table:table-cell>
          <table:table-cell table:number-columns-repeated="3"/>
          <table:table-cell office:value-type="percentage" office:value="0.1386" calcext:value-type="percentage">
            <text:p>13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9</text:p>
          </table:table-cell>
          <table:table-cell table:number-columns-repeated="3"/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Australian_9</text:p>
          </table:table-cell>
          <table:table-cell table:number-columns-repeated="3"/>
          <table:table-cell office:value-type="percentage" office:value="0.1357" calcext:value-type="percentage">
            <text:p>13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3"/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Australian_1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1">
          <table:table-cell/>
          <table:table-cell table:formula="of:=AVERAGE([.B43:.B52])" office:value-type="string" office:string-value="" calcext:value-type="error">
            <text:p>#DIV/0!</text:p>
          </table:table-cell>
          <table:table-cell table:formula="of:=AVERAGE([.C43:.C52])" office:value-type="string" office:string-value="" calcext:value-type="error">
            <text:p>#DIV/0!</text:p>
          </table:table-cell>
          <table:table-cell table:formula="of:=AVERAGE([.D43:.D52])" office:value-type="string" office:string-value="" calcext:value-type="error">
            <text:p>#DIV/0!</text:p>
          </table:table-cell>
          <table:table-cell table:formula="of:=AVERAGE([.E43:.E52])" office:value-type="percentage" office:value="0.04666" calcext:value-type="percentage">
            <text:p>4,67%</text:p>
          </table:table-cell>
          <table:table-cell table:number-columns-repeated="2"/>
          <table:table-cell table:formula="of:=AVERAGE([.H43:.H52])" office:value-type="string" office:string-value="" calcext:value-type="error">
            <text:p>#DIV/0!</text:p>
          </table:table-cell>
          <table:table-cell table:formula="of:=AVERAGE([.I43:.I52])" office:value-type="string" office:string-value="" calcext:value-type="error">
            <text:p>#DIV/0!</text:p>
          </table:table-cell>
          <table:table-cell table:formula="of:=AVERAGE([.J43:.J52])" office:value-type="string" office:string-value="" calcext:value-type="error">
            <text:p>#DIV/0!</text:p>
          </table:table-cell>
          <table:table-cell table:formula="of:=AVERAGE([.K43:.K52])" office:value-type="percentage" office:value="0.162244444444444" calcext:value-type="percentage">
            <text:p>16,22%</text:p>
          </table:table-cell>
          <table:table-cell table:number-columns-repeated="16373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otential" table:style-name="ta1">
        <table:table-column table:style-name="co2" table:number-columns-repeated="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row table:style-name="ro2">
          <table:table-cell table:style-name="ce3" office:value-type="string" calcext:value-type="string">
            <text:p>Natoms</text:p>
          </table:table-cell>
          <table:table-cell table:style-name="ce3" office:value-type="string" calcext:value-type="string">
            <text:p>Gen calls</text:p>
          </table:table-cell>
          <table:table-cell table:style-name="ce4" office:value-type="string" calcext:value-type="string">
            <text:p>Gen rate</text:p>
          </table:table-cell>
          <table:table-cell table:style-name="ce3" office:value-type="string" calcext:value-type="string">
            <text:p>PSO calls</text:p>
          </table:table-cell>
          <table:table-cell table:style-name="ce4" office:value-type="string" calcext:value-type="string">
            <text:p>PSO rate</text:p>
          </table:table-cell>
          <table:table-cell table:style-name="ce3" office:value-type="string" calcext:value-type="string">
            <text:p>NM CALLS</text:p>
          </table:table-cell>
          <table:table-cell table:style-name="ce4" office:value-type="string" calcext:value-type="string">
            <text:p>NM RAT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902" calcext:value-type="float">
            <text:p>189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00" calcext:value-type="float">
            <text:p>10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71" calcext:value-type="float">
            <text:p>117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806" calcext:value-type="float">
            <text:p>178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560" calcext:value-type="float">
            <text:p>125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64" calcext:value-type="float">
            <text:p>196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477" calcext:value-type="float">
            <text:p>184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72" calcext:value-type="float">
            <text:p>123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17" calcext:value-type="float">
            <text:p>241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069" calcext:value-type="float">
            <text:p>19069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9683" calcext:value-type="float">
            <text:p>96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98" calcext:value-type="float">
            <text:p>31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390" calcext:value-type="float">
            <text:p>16390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0533" calcext:value-type="float">
            <text:p>10533</text:p>
          </table:table-cell>
          <table:table-cell office:value-type="percentage" office:value="0.1667" calcext:value-type="percentage">
            <text:p>16,67%</text:p>
          </table:table-cell>
          <table:table-cell office:value-type="float" office:value="3311" calcext:value-type="float">
            <text:p>3311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924" calcext:value-type="float">
            <text:p>15924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8053" calcext:value-type="float">
            <text:p>8053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3526" calcext:value-type="float">
            <text:p>352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041" calcext:value-type="float">
            <text:p>15041</text:p>
          </table:table-cell>
          <table:table-cell office:value-type="percentage" office:value="0.2667" calcext:value-type="percentage">
            <text:p>26,67%</text:p>
          </table:table-cell>
          <table:table-cell office:value-type="float" office:value="9276" calcext:value-type="float">
            <text:p>9276</text:p>
          </table:table-cell>
          <table:table-cell office:value-type="percentage" office:value="0.1667" calcext:value-type="percentage">
            <text:p>16,67%</text:p>
          </table:table-cell>
          <table:table-cell office:value-type="float" office:value="4338" calcext:value-type="float">
            <text:p>433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817" calcext:value-type="float">
            <text:p>14817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7548" calcext:value-type="float">
            <text:p>7548</text:p>
          </table:table-cell>
          <table:table-cell office:value-type="percentage" office:value="0.1667" calcext:value-type="percentage">
            <text:p>16,67%</text:p>
          </table:table-cell>
          <table:table-cell office:value-type="float" office:value="5517" calcext:value-type="float">
            <text:p>5517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885" calcext:value-type="float">
            <text:p>13885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6864" calcext:value-type="float">
            <text:p>6864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6588" calcext:value-type="float">
            <text:p>6588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435" calcext:value-type="float">
            <text:p>14435</text:p>
          </table:table-cell>
          <table:table-cell office:value-type="percentage" office:value="0.1667" calcext:value-type="percentage">
            <text:p>16,67%</text:p>
          </table:table-cell>
          <table:table-cell office:value-type="float" office:value="12182" calcext:value-type="float">
            <text:p>12182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7508" calcext:value-type="float">
            <text:p>7508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457" calcext:value-type="float">
            <text:p>14457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10748" calcext:value-type="float">
            <text:p>10748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6717" calcext:value-type="float">
            <text:p>6717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906" calcext:value-type="float">
            <text:p>13906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14235" calcext:value-type="float">
            <text:p>14235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6201" calcext:value-type="float">
            <text:p>6201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832" calcext:value-type="float">
            <text:p>12832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12980" calcext:value-type="float">
            <text:p>1298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7802" calcext:value-type="float">
            <text:p>7802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2" table:number-rows-repeated="6">
          <table:table-cell table:number-columns-repeated="7"/>
        </table:table-row>
        <table:table-row table:style-name="ro2">
          <table:table-cell/>
          <table:table-cell table:formula="of:=SUM([.B2:.B19])" office:value-type="float" office:value="205941" calcext:value-type="float">
            <text:p>205941</text:p>
          </table:table-cell>
          <table:table-cell table:formula="of:=AVERAGE([.C2:.C19])" office:value-type="percentage" office:value="0.366669230769231" calcext:value-type="percentage">
            <text:p>36,67%</text:p>
          </table:table-cell>
          <table:table-cell table:formula="of:=SUM([.D2:.D19])" office:value-type="float" office:value="137134" calcext:value-type="float">
            <text:p>137134</text:p>
          </table:table-cell>
          <table:table-cell table:formula="of:=AVERAGE([.E2:.E19])" office:value-type="percentage" office:value="0.420515384615385" calcext:value-type="percentage">
            <text:p>42,05%</text:p>
          </table:table-cell>
          <table:table-cell table:formula="of:=SUM([.F2:.F19])" office:value-type="float" office:value="60258" calcext:value-type="float">
            <text:p>60258</text:p>
          </table:table-cell>
          <table:table-cell table:formula="of:=AVERAGE([.G2:.G19])" office:value-type="percentage" office:value="0.928207692307692" calcext:value-type="percentage">
            <text:p>92,82%</text:p>
          </table:table-cell>
        </table:table-row>
        <table:table-row table:style-name="ro2" table:number-rows-repeated="104855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01-15T08:14:44.045998920</dc:date>
    <meta:editing-duration>P1DT18H6M32S</meta:editing-duration>
    <meta:editing-cycles>150</meta:editing-cycles>
    <meta:generator>LibreOffice/7.4.4.2$Linux_X86_64 LibreOffice_project/40$Build-2</meta:generator>
    <meta:document-statistic meta:table-count="2" meta:cell-count="468" meta:object-count="0"/>
  </office:meta>
</office:document-meta>
</file>